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amp_dif_carga_ativa_pmos_av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1" table:default-cell-style-name="ce1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vbias</text:p>
          </table:table-cell>
          <table:table-cell table:style-name="Default" office:value-type="string" calcext:value-type="string">
            <text:p>avd</text:p>
          </table:table-cell>
          <table:table-cell table:style-name="Default" office:value-type="string" calcext:value-type="string">
            <text:p>acm</text:p>
          </table:table-cell>
          <table:table-cell office:value-type="string" calcext:value-type="string">
            <text:p>cmrr</text:p>
          </table:table-cell>
          <table:table-cell office:value-type="string" calcext:value-type="string">
            <text:p>cmr</text:p>
          </table:table-cell>
          <table:table-cell table:style-name="Default" office:value-type="string" calcext:value-type="string">
            <text:p>vbias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,40000E+00</text:p>
          </table:table-cell>
          <table:table-cell office:value-type="float" office:value="113.748" calcext:value-type="float">
            <text:p>1,13748E+02</text:p>
          </table:table-cell>
          <table:table-cell office:value-type="float" office:value="0.0331196" calcext:value-type="float">
            <text:p>3,31196E-02</text:p>
          </table:table-cell>
          <table:table-cell table:formula="of:=[.B2]/[.C2]" office:value-type="float" office:value="3434.46176886194" calcext:value-type="float">
            <text:p>3434,46176886194</text:p>
          </table:table-cell>
          <table:table-cell table:formula="of:=20*LOG10([.D2])" office:value-type="float" office:value="70.7171737267271" calcext:value-type="float">
            <text:p>70,7171737267271</text:p>
          </table:table-cell>
          <table:table-cell office:value-type="float" office:value="1.4" calcext:value-type="float">
            <text:p>1,40000E+00</text:p>
          </table:table-cell>
          <table:table-cell/>
          <table:table-cell office:value-type="string" calcext:value-type="string">
            <text:p>CMRR Máx.</text:p>
          </table:table-cell>
        </table:table-row>
        <table:table-row table:style-name="ro1">
          <table:table-cell office:value-type="float" office:value="1.405" calcext:value-type="float">
            <text:p>1,40500E+00</text:p>
          </table:table-cell>
          <table:table-cell office:value-type="float" office:value="115.361" calcext:value-type="float">
            <text:p>1,15361E+02</text:p>
          </table:table-cell>
          <table:table-cell office:value-type="float" office:value="0.0322421" calcext:value-type="float">
            <text:p>3,22421E-02</text:p>
          </table:table-cell>
          <table:table-cell table:formula="of:=[.B3]/[.C3]" office:value-type="float" office:value="3577.96173326179" calcext:value-type="float">
            <text:p>3577,96173326179</text:p>
          </table:table-cell>
          <table:table-cell table:formula="of:=20*LOG10([.D3])" office:value-type="float" office:value="71.0727138284722" calcext:value-type="float">
            <text:p>71,0727138284722</text:p>
          </table:table-cell>
          <table:table-cell office:value-type="float" office:value="1.405" calcext:value-type="float">
            <text:p>1,40500E+00</text:p>
          </table:table-cell>
          <table:table-cell/>
          <table:table-cell table:formula="of:=MAX([.E2:.E82])" office:value-type="float" office:value="82.1028797261502" calcext:value-type="float">
            <text:p>82,1028797261502</text:p>
          </table:table-cell>
        </table:table-row>
        <table:table-row table:style-name="ro1">
          <table:table-cell office:value-type="float" office:value="1.41" calcext:value-type="float">
            <text:p>1,41000E+00</text:p>
          </table:table-cell>
          <table:table-cell office:value-type="float" office:value="117.025" calcext:value-type="float">
            <text:p>1,17025E+02</text:p>
          </table:table-cell>
          <table:table-cell office:value-type="float" office:value="0.0313892" calcext:value-type="float">
            <text:p>3,13892E-02</text:p>
          </table:table-cell>
          <table:table-cell table:formula="of:=[.B4]/[.C4]" office:value-type="float" office:value="3728.19313649281" calcext:value-type="float">
            <text:p>3728,19313649281</text:p>
          </table:table-cell>
          <table:table-cell table:formula="of:=20*LOG10([.D4])" office:value-type="float" office:value="71.42996805186" calcext:value-type="float">
            <text:p>71,42996805186</text:p>
          </table:table-cell>
          <table:table-cell office:value-type="float" office:value="1.41" calcext:value-type="float">
            <text:p>1,41000E+00</text:p>
          </table:table-cell>
          <table:table-cell table:number-columns-repeated="2"/>
        </table:table-row>
        <table:table-row table:style-name="ro1">
          <table:table-cell office:value-type="float" office:value="1.415" calcext:value-type="float">
            <text:p>1,41500E+00</text:p>
          </table:table-cell>
          <table:table-cell office:value-type="float" office:value="118.74" calcext:value-type="float">
            <text:p>1,18740E+02</text:p>
          </table:table-cell>
          <table:table-cell office:value-type="float" office:value="0.0305599" calcext:value-type="float">
            <text:p>3,05599E-02</text:p>
          </table:table-cell>
          <table:table-cell table:formula="of:=[.B5]/[.C5]" office:value-type="float" office:value="3885.48391846832" calcext:value-type="float">
            <text:p>3885,48391846832</text:p>
          </table:table-cell>
          <table:table-cell table:formula="of:=20*LOG10([.D5])" office:value-type="float" office:value="71.788902316188" calcext:value-type="float">
            <text:p>71,788902316188</text:p>
          </table:table-cell>
          <table:table-cell office:value-type="float" office:value="1.415" calcext:value-type="float">
            <text:p>1,41500E+00</text:p>
          </table:table-cell>
          <table:table-cell/>
          <table:table-cell office:value-type="string" calcext:value-type="string">
            <text:p>Vbias</text:p>
          </table:table-cell>
        </table:table-row>
        <table:table-row table:style-name="ro1">
          <table:table-cell office:value-type="float" office:value="1.42" calcext:value-type="float">
            <text:p>1,42000E+00</text:p>
          </table:table-cell>
          <table:table-cell office:value-type="float" office:value="120.505" calcext:value-type="float">
            <text:p>1,20505E+02</text:p>
          </table:table-cell>
          <table:table-cell office:value-type="float" office:value="0.0297535" calcext:value-type="float">
            <text:p>2,97535E-02</text:p>
          </table:table-cell>
          <table:table-cell table:formula="of:=[.B6]/[.C6]" office:value-type="float" office:value="4050.11175155864" calcext:value-type="float">
            <text:p>4050,11175155864</text:p>
          </table:table-cell>
          <table:table-cell table:formula="of:=20*LOG10([.D6])" office:value-type="float" office:value="72.1493401305437" calcext:value-type="float">
            <text:p>72,1493401305437</text:p>
          </table:table-cell>
          <table:table-cell office:value-type="float" office:value="1.42" calcext:value-type="float">
            <text:p>1,42000E+00</text:p>
          </table:table-cell>
          <table:table-cell/>
          <table:table-cell table:formula="of:=VLOOKUP([.H3];[.E2:.F82];2)"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.425" calcext:value-type="float">
            <text:p>1,42500E+00</text:p>
          </table:table-cell>
          <table:table-cell office:value-type="float" office:value="122.321" calcext:value-type="float">
            <text:p>1,22321E+02</text:p>
          </table:table-cell>
          <table:table-cell office:value-type="float" office:value="0.0289693" calcext:value-type="float">
            <text:p>2,89693E-02</text:p>
          </table:table-cell>
          <table:table-cell table:formula="of:=[.B7]/[.C7]" office:value-type="float" office:value="4222.43547479573" calcext:value-type="float">
            <text:p>4222,43547479573</text:p>
          </table:table-cell>
          <table:table-cell table:formula="of:=20*LOG10([.D7])" office:value-type="float" office:value="72.5112604323362" calcext:value-type="float">
            <text:p>72,5112604323362</text:p>
          </table:table-cell>
          <table:table-cell office:value-type="float" office:value="1.425" calcext:value-type="float">
            <text:p>1,42500E+00</text:p>
          </table:table-cell>
          <table:table-cell table:number-columns-repeated="2"/>
        </table:table-row>
        <table:table-row table:style-name="ro1">
          <table:table-cell office:value-type="float" office:value="1.43" calcext:value-type="float">
            <text:p>1,43000E+00</text:p>
          </table:table-cell>
          <table:table-cell office:value-type="float" office:value="124.186" calcext:value-type="float">
            <text:p>1,24186E+02</text:p>
          </table:table-cell>
          <table:table-cell office:value-type="float" office:value="0.0282072" calcext:value-type="float">
            <text:p>2,82072E-02</text:p>
          </table:table-cell>
          <table:table-cell table:formula="of:=[.B8]/[.C8]" office:value-type="float" office:value="4402.63478828101" calcext:value-type="float">
            <text:p>4402,63478828101</text:p>
          </table:table-cell>
          <table:table-cell table:formula="of:=20*LOG10([.D8])" office:value-type="float" office:value="72.8742532185584" calcext:value-type="float">
            <text:p>72,8742532185584</text:p>
          </table:table-cell>
          <table:table-cell office:value-type="float" office:value="1.43" calcext:value-type="float">
            <text:p>1,43000E+00</text:p>
          </table:table-cell>
          <table:table-cell table:number-columns-repeated="2"/>
        </table:table-row>
        <table:table-row table:style-name="ro1">
          <table:table-cell office:value-type="float" office:value="1.435" calcext:value-type="float">
            <text:p>1,43500E+00</text:p>
          </table:table-cell>
          <table:table-cell office:value-type="float" office:value="126.099" calcext:value-type="float">
            <text:p>1,26099E+02</text:p>
          </table:table-cell>
          <table:table-cell office:value-type="float" office:value="0.0274668" calcext:value-type="float">
            <text:p>2,74668E-02</text:p>
          </table:table-cell>
          <table:table-cell table:formula="of:=[.B9]/[.C9]" office:value-type="float" office:value="4590.96072349163" calcext:value-type="float">
            <text:p>4590,96072349163</text:p>
          </table:table-cell>
          <table:table-cell table:formula="of:=20*LOG10([.D9])" office:value-type="float" office:value="73.2380715462644" calcext:value-type="float">
            <text:p>73,2380715462644</text:p>
          </table:table-cell>
          <table:table-cell office:value-type="float" office:value="1.435" calcext:value-type="float">
            <text:p>1,43500E+00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,44000E+00</text:p>
          </table:table-cell>
          <table:table-cell office:value-type="float" office:value="128.058" calcext:value-type="float">
            <text:p>1,28058E+02</text:p>
          </table:table-cell>
          <table:table-cell office:value-type="float" office:value="0.0267482" calcext:value-type="float">
            <text:p>2,67482E-02</text:p>
          </table:table-cell>
          <table:table-cell table:formula="of:=[.B10]/[.C10]" office:value-type="float" office:value="4787.53710530054" calcext:value-type="float">
            <text:p>4787,53710530054</text:p>
          </table:table-cell>
          <table:table-cell table:formula="of:=20*LOG10([.D10])" office:value-type="float" office:value="73.6022430588645" calcext:value-type="float">
            <text:p>73,6022430588645</text:p>
          </table:table-cell>
          <table:table-cell office:value-type="float" office:value="1.44" calcext:value-type="float">
            <text:p>1,44000E+00</text:p>
          </table:table-cell>
          <table:table-cell table:number-columns-repeated="2"/>
        </table:table-row>
        <table:table-row table:style-name="ro1">
          <table:table-cell office:value-type="float" office:value="1.445" calcext:value-type="float">
            <text:p>1,44500E+00</text:p>
          </table:table-cell>
          <table:table-cell office:value-type="float" office:value="130.062" calcext:value-type="float">
            <text:p>1,30062E+02</text:p>
          </table:table-cell>
          <table:table-cell office:value-type="float" office:value="0.0260513" calcext:value-type="float">
            <text:p>2,60513E-02</text:p>
          </table:table-cell>
          <table:table-cell table:formula="of:=[.B11]/[.C11]" office:value-type="float" office:value="4992.53396183684" calcext:value-type="float">
            <text:p>4992,53396183684</text:p>
          </table:table-cell>
          <table:table-cell table:formula="of:=20*LOG10([.D11])" office:value-type="float" office:value="73.9664205570367" calcext:value-type="float">
            <text:p>73,9664205570367</text:p>
          </table:table-cell>
          <table:table-cell office:value-type="float" office:value="1.445" calcext:value-type="float">
            <text:p>1,44500E+00</text:p>
          </table:table-cell>
          <table:table-cell table:number-columns-repeated="2"/>
        </table:table-row>
        <table:table-row table:style-name="ro1">
          <table:table-cell office:value-type="float" office:value="1.45" calcext:value-type="float">
            <text:p>1,45000E+00</text:p>
          </table:table-cell>
          <table:table-cell office:value-type="float" office:value="132.107" calcext:value-type="float">
            <text:p>1,32107E+02</text:p>
          </table:table-cell>
          <table:table-cell office:value-type="float" office:value="0.0253763" calcext:value-type="float">
            <text:p>2,53763E-02</text:p>
          </table:table-cell>
          <table:table-cell table:formula="of:=[.B12]/[.C12]" office:value-type="float" office:value="5205.92048486186" calcext:value-type="float">
            <text:p>5205,92048486186</text:p>
          </table:table-cell>
          <table:table-cell table:formula="of:=20*LOG10([.D12])" office:value-type="float" office:value="74.3299506083516" calcext:value-type="float">
            <text:p>74,3299506083516</text:p>
          </table:table-cell>
          <table:table-cell office:value-type="float" office:value="1.45" calcext:value-type="float">
            <text:p>1,45000E+00</text:p>
          </table:table-cell>
          <table:table-cell table:number-columns-repeated="2"/>
        </table:table-row>
        <table:table-row table:style-name="ro1">
          <table:table-cell office:value-type="float" office:value="1.455" calcext:value-type="float">
            <text:p>1,45500E+00</text:p>
          </table:table-cell>
          <table:table-cell office:value-type="float" office:value="134.19" calcext:value-type="float">
            <text:p>1,34190E+02</text:p>
          </table:table-cell>
          <table:table-cell office:value-type="float" office:value="0.0247232" calcext:value-type="float">
            <text:p>2,47232E-02</text:p>
          </table:table-cell>
          <table:table-cell table:formula="of:=[.B13]/[.C13]" office:value-type="float" office:value="5427.69544395548" calcext:value-type="float">
            <text:p>5427,69544395548</text:p>
          </table:table-cell>
          <table:table-cell table:formula="of:=20*LOG10([.D13])" office:value-type="float" office:value="74.6923094152722" calcext:value-type="float">
            <text:p>74,6923094152722</text:p>
          </table:table-cell>
          <table:table-cell office:value-type="float" office:value="1.455" calcext:value-type="float">
            <text:p>1,45500E+00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,46000E+00</text:p>
          </table:table-cell>
          <table:table-cell office:value-type="float" office:value="136.308" calcext:value-type="float">
            <text:p>1,36308E+02</text:p>
          </table:table-cell>
          <table:table-cell office:value-type="float" office:value="0.0240921" calcext:value-type="float">
            <text:p>2,40921E-02</text:p>
          </table:table-cell>
          <table:table-cell table:formula="of:=[.B14]/[.C14]" office:value-type="float" office:value="5657.78823763806" calcext:value-type="float">
            <text:p>5657,78823763806</text:p>
          </table:table-cell>
          <table:table-cell table:formula="of:=20*LOG10([.D14])" office:value-type="float" office:value="75.0529337689364" calcext:value-type="float">
            <text:p>75,0529337689364</text:p>
          </table:table-cell>
          <table:table-cell office:value-type="float" office:value="1.46" calcext:value-type="float">
            <text:p>1,46000E+00</text:p>
          </table:table-cell>
          <table:table-cell table:number-columns-repeated="2"/>
        </table:table-row>
        <table:table-row table:style-name="ro1">
          <table:table-cell office:value-type="float" office:value="1.465" calcext:value-type="float">
            <text:p>1,46500E+00</text:p>
          </table:table-cell>
          <table:table-cell office:value-type="float" office:value="138.455" calcext:value-type="float">
            <text:p>1,38455E+02</text:p>
          </table:table-cell>
          <table:table-cell office:value-type="float" office:value="0.0234831" calcext:value-type="float">
            <text:p>2,34831E-02</text:p>
          </table:table-cell>
          <table:table-cell table:formula="of:=[.B15]/[.C15]" office:value-type="float" office:value="5895.94218821195" calcext:value-type="float">
            <text:p>5895,94218821195</text:p>
          </table:table-cell>
          <table:table-cell table:formula="of:=20*LOG10([.D15])" office:value-type="float" office:value="75.4110643292328" calcext:value-type="float">
            <text:p>75,4110643292328</text:p>
          </table:table-cell>
          <table:table-cell office:value-type="float" office:value="1.465" calcext:value-type="float">
            <text:p>1,46500E+00</text:p>
          </table:table-cell>
          <table:table-cell table:number-columns-repeated="2"/>
        </table:table-row>
        <table:table-row table:style-name="ro1">
          <table:table-cell office:value-type="float" office:value="1.47" calcext:value-type="float">
            <text:p>1,47000E+00</text:p>
          </table:table-cell>
          <table:table-cell office:value-type="float" office:value="140.626" calcext:value-type="float">
            <text:p>1,40626E+02</text:p>
          </table:table-cell>
          <table:table-cell office:value-type="float" office:value="0.0228963" calcext:value-type="float">
            <text:p>2,28963E-02</text:p>
          </table:table-cell>
          <table:table-cell table:formula="of:=[.B16]/[.C16]" office:value-type="float" office:value="6141.86571629477" calcext:value-type="float">
            <text:p>6141,86571629477</text:p>
          </table:table-cell>
          <table:table-cell table:formula="of:=20*LOG10([.D16])" office:value-type="float" office:value="75.7660063388205" calcext:value-type="float">
            <text:p>75,7660063388205</text:p>
          </table:table-cell>
          <table:table-cell office:value-type="float" office:value="1.47" calcext:value-type="float">
            <text:p>1,47000E+00</text:p>
          </table:table-cell>
          <table:table-cell table:number-columns-repeated="2"/>
        </table:table-row>
        <table:table-row table:style-name="ro1">
          <table:table-cell office:value-type="float" office:value="1.475" calcext:value-type="float">
            <text:p>1,47500E+00</text:p>
          </table:table-cell>
          <table:table-cell office:value-type="float" office:value="142.816" calcext:value-type="float">
            <text:p>1,42816E+02</text:p>
          </table:table-cell>
          <table:table-cell office:value-type="float" office:value="0.0223317" calcext:value-type="float">
            <text:p>2,23317E-02</text:p>
          </table:table-cell>
          <table:table-cell table:formula="of:=[.B17]/[.C17]" office:value-type="float" office:value="6395.21397833573" calcext:value-type="float">
            <text:p>6395,21397833573</text:p>
          </table:table-cell>
          <table:table-cell table:formula="of:=20*LOG10([.D17])" office:value-type="float" office:value="76.1171016035202" calcext:value-type="float">
            <text:p>76,1171016035202</text:p>
          </table:table-cell>
          <table:table-cell office:value-type="float" office:value="1.475" calcext:value-type="float">
            <text:p>1,47500E+00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,48000E+00</text:p>
          </table:table-cell>
          <table:table-cell office:value-type="float" office:value="145.019" calcext:value-type="float">
            <text:p>1,45019E+02</text:p>
          </table:table-cell>
          <table:table-cell office:value-type="float" office:value="0.0217892" calcext:value-type="float">
            <text:p>2,17892E-02</text:p>
          </table:table-cell>
          <table:table-cell table:formula="of:=[.B18]/[.C18]" office:value-type="float" office:value="6655.54494887375" calcext:value-type="float">
            <text:p>6655,54494887375</text:p>
          </table:table-cell>
          <table:table-cell table:formula="of:=20*LOG10([.D18])" office:value-type="float" office:value="76.463672416648" calcext:value-type="float">
            <text:p>76,463672416648</text:p>
          </table:table-cell>
          <table:table-cell office:value-type="float" office:value="1.48" calcext:value-type="float">
            <text:p>1,48000E+00</text:p>
          </table:table-cell>
          <table:table-cell table:number-columns-repeated="2"/>
        </table:table-row>
        <table:table-row table:style-name="ro1">
          <table:table-cell office:value-type="float" office:value="1.485" calcext:value-type="float">
            <text:p>1,48500E+00</text:p>
          </table:table-cell>
          <table:table-cell office:value-type="float" office:value="147.226" calcext:value-type="float">
            <text:p>1,47226E+02</text:p>
          </table:table-cell>
          <table:table-cell office:value-type="float" office:value="0.0212688" calcext:value-type="float">
            <text:p>2,12688E-02</text:p>
          </table:table-cell>
          <table:table-cell table:formula="of:=[.B19]/[.C19]" office:value-type="float" office:value="6922.15827879335" calcext:value-type="float">
            <text:p>6922,15827879335</text:p>
          </table:table-cell>
          <table:table-cell table:formula="of:=20*LOG10([.D19])" office:value-type="float" office:value="76.8048305088723" calcext:value-type="float">
            <text:p>76,8048305088723</text:p>
          </table:table-cell>
          <table:table-cell office:value-type="float" office:value="1.485" calcext:value-type="float">
            <text:p>1,48500E+00</text:p>
          </table:table-cell>
          <table:table-cell table:number-columns-repeated="2"/>
        </table:table-row>
        <table:table-row table:style-name="ro1">
          <table:table-cell office:value-type="float" office:value="1.49" calcext:value-type="float">
            <text:p>1,49000E+00</text:p>
          </table:table-cell>
          <table:table-cell office:value-type="float" office:value="149.431" calcext:value-type="float">
            <text:p>1,49431E+02</text:p>
          </table:table-cell>
          <table:table-cell office:value-type="float" office:value="0.0207703" calcext:value-type="float">
            <text:p>2,07703E-02</text:p>
          </table:table-cell>
          <table:table-cell table:formula="of:=[.B20]/[.C20]" office:value-type="float" office:value="7194.45554469603" calcext:value-type="float">
            <text:p>7194,45554469603</text:p>
          </table:table-cell>
          <table:table-cell table:formula="of:=20*LOG10([.D20])" office:value-type="float" office:value="77.1399586676596" calcext:value-type="float">
            <text:p>77,1399586676596</text:p>
          </table:table-cell>
          <table:table-cell office:value-type="float" office:value="1.49" calcext:value-type="float">
            <text:p>1,49000E+00</text:p>
          </table:table-cell>
          <table:table-cell table:number-columns-repeated="2"/>
        </table:table-row>
        <table:table-row table:style-name="ro1">
          <table:table-cell office:value-type="float" office:value="1.495" calcext:value-type="float">
            <text:p>1,49500E+00</text:p>
          </table:table-cell>
          <table:table-cell office:value-type="float" office:value="151.626" calcext:value-type="float">
            <text:p>1,51626E+02</text:p>
          </table:table-cell>
          <table:table-cell office:value-type="float" office:value="0.0202936" calcext:value-type="float">
            <text:p>2,02936E-02</text:p>
          </table:table-cell>
          <table:table-cell table:formula="of:=[.B21]/[.C21]" office:value-type="float" office:value="7471.61666732369" calcext:value-type="float">
            <text:p>7471,61666732369</text:p>
          </table:table-cell>
          <table:table-cell table:formula="of:=20*LOG10([.D21])" office:value-type="float" office:value="77.4682916446961" calcext:value-type="float">
            <text:p>77,4682916446961</text:p>
          </table:table-cell>
          <table:table-cell office:value-type="float" office:value="1.495" calcext:value-type="float">
            <text:p>1,49500E+0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0000E+00</text:p>
          </table:table-cell>
          <table:table-cell office:value-type="float" office:value="153.8" calcext:value-type="float">
            <text:p>1,53800E+02</text:p>
          </table:table-cell>
          <table:table-cell office:value-type="float" office:value="0.0198383" calcext:value-type="float">
            <text:p>1,98383E-02</text:p>
          </table:table-cell>
          <table:table-cell table:formula="of:=[.B22]/[.C22]" office:value-type="float" office:value="7752.68042120545" calcext:value-type="float">
            <text:p>7752,68042120545</text:p>
          </table:table-cell>
          <table:table-cell table:formula="of:=20*LOG10([.D22])" office:value-type="float" office:value="77.7890376394893" calcext:value-type="float">
            <text:p>77,7890376394893</text:p>
          </table:table-cell>
          <table:table-cell office:value-type="float" office:value="1.5" calcext:value-type="float">
            <text:p>1,50000E+00</text:p>
          </table:table-cell>
          <table:table-cell table:number-columns-repeated="2"/>
        </table:table-row>
        <table:table-row table:style-name="ro1">
          <table:table-cell office:value-type="float" office:value="1.505" calcext:value-type="float">
            <text:p>1,50500E+00</text:p>
          </table:table-cell>
          <table:table-cell office:value-type="float" office:value="155.946" calcext:value-type="float">
            <text:p>1,55946E+02</text:p>
          </table:table-cell>
          <table:table-cell office:value-type="float" office:value="0.0194042" calcext:value-type="float">
            <text:p>1,94042E-02</text:p>
          </table:table-cell>
          <table:table-cell table:formula="of:=[.B23]/[.C23]" office:value-type="float" office:value="8036.71370115748" calcext:value-type="float">
            <text:p>8036,71370115748</text:p>
          </table:table-cell>
          <table:table-cell table:formula="of:=20*LOG10([.D23])" office:value-type="float" office:value="78.1015699470672" calcext:value-type="float">
            <text:p>78,1015699470672</text:p>
          </table:table-cell>
          <table:table-cell office:value-type="float" office:value="1.505" calcext:value-type="float">
            <text:p>1,50500E+00</text:p>
          </table:table-cell>
          <table:table-cell table:number-columns-repeated="2"/>
        </table:table-row>
        <table:table-row table:style-name="ro1">
          <table:table-cell office:value-type="float" office:value="1.51" calcext:value-type="float">
            <text:p>1,51000E+00</text:p>
          </table:table-cell>
          <table:table-cell office:value-type="float" office:value="158.054" calcext:value-type="float">
            <text:p>1,58054E+02</text:p>
          </table:table-cell>
          <table:table-cell office:value-type="float" office:value="0.0189909" calcext:value-type="float">
            <text:p>1,89909E-02</text:p>
          </table:table-cell>
          <table:table-cell table:formula="of:=[.B24]/[.C24]" office:value-type="float" office:value="8322.61767478108" calcext:value-type="float">
            <text:p>8322,61767478108</text:p>
          </table:table-cell>
          <table:table-cell table:formula="of:=20*LOG10([.D24])" office:value-type="float" office:value="78.405198888582" calcext:value-type="float">
            <text:p>78,405198888582</text:p>
          </table:table-cell>
          <table:table-cell office:value-type="float" office:value="1.51" calcext:value-type="float">
            <text:p>1,51000E+00</text:p>
          </table:table-cell>
          <table:table-cell table:number-columns-repeated="2"/>
        </table:table-row>
        <table:table-row table:style-name="ro1">
          <table:table-cell office:value-type="float" office:value="1.515" calcext:value-type="float">
            <text:p>1,51500E+00</text:p>
          </table:table-cell>
          <table:table-cell office:value-type="float" office:value="160.114" calcext:value-type="float">
            <text:p>1,60114E+02</text:p>
          </table:table-cell>
          <table:table-cell office:value-type="float" office:value="0.018598" calcext:value-type="float">
            <text:p>1,85980E-02</text:p>
          </table:table-cell>
          <table:table-cell table:formula="of:=[.B25]/[.C25]" office:value-type="float" office:value="8609.20529089149" calcext:value-type="float">
            <text:p>8609,20529089149</text:p>
          </table:table-cell>
          <table:table-cell table:formula="of:=20*LOG10([.D25])" office:value-type="float" office:value="78.6992612782955" calcext:value-type="float">
            <text:p>78,6992612782955</text:p>
          </table:table-cell>
          <table:table-cell office:value-type="float" office:value="1.515" calcext:value-type="float">
            <text:p>1,51500E+00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,52000E+00</text:p>
          </table:table-cell>
          <table:table-cell office:value-type="float" office:value="162.115" calcext:value-type="float">
            <text:p>1,62115E+02</text:p>
          </table:table-cell>
          <table:table-cell office:value-type="float" office:value="0.0182251" calcext:value-type="float">
            <text:p>1,82251E-02</text:p>
          </table:table-cell>
          <table:table-cell table:formula="of:=[.B26]/[.C26]" office:value-type="float" office:value="8895.15009519838" calcext:value-type="float">
            <text:p>8895,15009519838</text:p>
          </table:table-cell>
          <table:table-cell table:formula="of:=20*LOG10([.D26])" office:value-type="float" office:value="78.9830656138097" calcext:value-type="float">
            <text:p>78,9830656138097</text:p>
          </table:table-cell>
          <table:table-cell office:value-type="float" office:value="1.52" calcext:value-type="float">
            <text:p>1,52000E+00</text:p>
          </table:table-cell>
          <table:table-cell table:number-columns-repeated="2"/>
        </table:table-row>
        <table:table-row table:style-name="ro1">
          <table:table-cell office:value-type="float" office:value="1.525" calcext:value-type="float">
            <text:p>1,52500E+00</text:p>
          </table:table-cell>
          <table:table-cell office:value-type="float" office:value="164.049" calcext:value-type="float">
            <text:p>1,64049E+02</text:p>
          </table:table-cell>
          <table:table-cell office:value-type="float" office:value="0.0178715" calcext:value-type="float">
            <text:p>1,78715E-02</text:p>
          </table:table-cell>
          <table:table-cell table:formula="of:=[.B27]/[.C27]" office:value-type="float" office:value="9179.36379151162" calcext:value-type="float">
            <text:p>9179,36379151162</text:p>
          </table:table-cell>
          <table:table-cell table:formula="of:=20*LOG10([.D27])" office:value-type="float" office:value="79.2562516383807" calcext:value-type="float">
            <text:p>79,2562516383807</text:p>
          </table:table-cell>
          <table:table-cell office:value-type="float" office:value="1.525" calcext:value-type="float">
            <text:p>1,52500E+00</text:p>
          </table:table-cell>
          <table:table-cell table:number-columns-repeated="2"/>
        </table:table-row>
        <table:table-row table:style-name="ro1">
          <table:table-cell office:value-type="float" office:value="1.53" calcext:value-type="float">
            <text:p>1,53000E+00</text:p>
          </table:table-cell>
          <table:table-cell office:value-type="float" office:value="165.904" calcext:value-type="float">
            <text:p>1,65904E+02</text:p>
          </table:table-cell>
          <table:table-cell office:value-type="float" office:value="0.0175369" calcext:value-type="float">
            <text:p>1,75369E-02</text:p>
          </table:table-cell>
          <table:table-cell table:formula="of:=[.B28]/[.C28]" office:value-type="float" office:value="9460.28089343042" calcext:value-type="float">
            <text:p>9460,28089343042</text:p>
          </table:table-cell>
          <table:table-cell table:formula="of:=20*LOG10([.D28])" office:value-type="float" office:value="79.5180806321706" calcext:value-type="float">
            <text:p>79,5180806321706</text:p>
          </table:table-cell>
          <table:table-cell office:value-type="float" office:value="1.53" calcext:value-type="float">
            <text:p>1,53000E+00</text:p>
          </table:table-cell>
          <table:table-cell table:number-columns-repeated="2"/>
        </table:table-row>
        <table:table-row table:style-name="ro1">
          <table:table-cell office:value-type="float" office:value="1.535" calcext:value-type="float">
            <text:p>1,53500E+00</text:p>
          </table:table-cell>
          <table:table-cell office:value-type="float" office:value="167.671" calcext:value-type="float">
            <text:p>1,67671E+02</text:p>
          </table:table-cell>
          <table:table-cell office:value-type="float" office:value="0.0172206" calcext:value-type="float">
            <text:p>1,72206E-02</text:p>
          </table:table-cell>
          <table:table-cell table:formula="of:=[.B29]/[.C29]" office:value-type="float" office:value="9736.65261373007" calcext:value-type="float">
            <text:p>9736,65261373007</text:p>
          </table:table-cell>
          <table:table-cell table:formula="of:=20*LOG10([.D29])" office:value-type="float" office:value="79.7681935087192" calcext:value-type="float">
            <text:p>79,7681935087192</text:p>
          </table:table-cell>
          <table:table-cell office:value-type="float" office:value="1.535" calcext:value-type="float">
            <text:p>1,53500E+00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,54000E+00</text:p>
          </table:table-cell>
          <table:table-cell office:value-type="float" office:value="169.342" calcext:value-type="float">
            <text:p>1,69342E+02</text:p>
          </table:table-cell>
          <table:table-cell office:value-type="float" office:value="0.0169222" calcext:value-type="float">
            <text:p>1,69222E-02</text:p>
          </table:table-cell>
          <table:table-cell table:formula="of:=[.B30]/[.C30]" office:value-type="float" office:value="10007.091276548" calcext:value-type="float">
            <text:p>10007,091276548</text:p>
          </table:table-cell>
          <table:table-cell table:formula="of:=20*LOG10([.D30])" office:value-type="float" office:value="80.0061572216787" calcext:value-type="float">
            <text:p>80,0061572216787</text:p>
          </table:table-cell>
          <table:table-cell office:value-type="float" office:value="1.54" calcext:value-type="float">
            <text:p>1,54000E+00</text:p>
          </table:table-cell>
          <table:table-cell table:number-columns-repeated="2"/>
        </table:table-row>
        <table:table-row table:style-name="ro1">
          <table:table-cell office:value-type="float" office:value="1.545" calcext:value-type="float">
            <text:p>1,54500E+00</text:p>
          </table:table-cell>
          <table:table-cell office:value-type="float" office:value="170.906" calcext:value-type="float">
            <text:p>1,70906E+02</text:p>
          </table:table-cell>
          <table:table-cell office:value-type="float" office:value="0.0166409" calcext:value-type="float">
            <text:p>1,66409E-02</text:p>
          </table:table-cell>
          <table:table-cell table:formula="of:=[.B31]/[.C31]" office:value-type="float" office:value="10270.2377876197" calcext:value-type="float">
            <text:p>10270,2377876197</text:p>
          </table:table-cell>
          <table:table-cell table:formula="of:=20*LOG10([.D31])" office:value-type="float" office:value="80.2316099793566" calcext:value-type="float">
            <text:p>80,2316099793566</text:p>
          </table:table-cell>
          <table:table-cell office:value-type="float" office:value="1.545" calcext:value-type="float">
            <text:p>1,54500E+00</text:p>
          </table:table-cell>
          <table:table-cell table:number-columns-repeated="2"/>
        </table:table-row>
        <table:table-row table:style-name="ro1">
          <table:table-cell office:value-type="float" office:value="1.55" calcext:value-type="float">
            <text:p>1,55000E+00</text:p>
          </table:table-cell>
          <table:table-cell office:value-type="float" office:value="172.357" calcext:value-type="float">
            <text:p>1,72357E+02</text:p>
          </table:table-cell>
          <table:table-cell office:value-type="float" office:value="0.0163764" calcext:value-type="float">
            <text:p>1,63764E-02</text:p>
          </table:table-cell>
          <table:table-cell table:formula="of:=[.B32]/[.C32]" office:value-type="float" office:value="10524.7184973498" calcext:value-type="float">
            <text:p>10524,7184973498</text:p>
          </table:table-cell>
          <table:table-cell table:formula="of:=20*LOG10([.D32])" office:value-type="float" office:value="80.4442097734177" calcext:value-type="float">
            <text:p>80,4442097734177</text:p>
          </table:table-cell>
          <table:table-cell office:value-type="float" office:value="1.55" calcext:value-type="float">
            <text:p>1,55000E+00</text:p>
          </table:table-cell>
          <table:table-cell table:number-columns-repeated="2"/>
        </table:table-row>
        <table:table-row table:style-name="ro1">
          <table:table-cell office:value-type="float" office:value="1.555" calcext:value-type="float">
            <text:p>1,55500E+00</text:p>
          </table:table-cell>
          <table:table-cell office:value-type="float" office:value="173.686" calcext:value-type="float">
            <text:p>1,73686E+02</text:p>
          </table:table-cell>
          <table:table-cell office:value-type="float" office:value="0.0161279" calcext:value-type="float">
            <text:p>1,61279E-02</text:p>
          </table:table-cell>
          <table:table-cell table:formula="of:=[.B33]/[.C33]" office:value-type="float" office:value="10769.2880040179" calcext:value-type="float">
            <text:p>10769,2880040179</text:p>
          </table:table-cell>
          <table:table-cell table:formula="of:=20*LOG10([.D33])" office:value-type="float" office:value="80.6437398298452" calcext:value-type="float">
            <text:p>80,6437398298452</text:p>
          </table:table-cell>
          <table:table-cell office:value-type="float" office:value="1.555" calcext:value-type="float">
            <text:p>1,55500E+00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,56000E+00</text:p>
          </table:table-cell>
          <table:table-cell office:value-type="float" office:value="174.887" calcext:value-type="float">
            <text:p>1,74887E+02</text:p>
          </table:table-cell>
          <table:table-cell office:value-type="float" office:value="0.015895" calcext:value-type="float">
            <text:p>1,58950E-02</text:p>
          </table:table-cell>
          <table:table-cell table:formula="of:=[.B34]/[.C34]" office:value-type="float" office:value="11002.6423403586" calcext:value-type="float">
            <text:p>11002,6423403586</text:p>
          </table:table-cell>
          <table:table-cell table:formula="of:=20*LOG10([.D34])" office:value-type="float" office:value="80.8299399141292" calcext:value-type="float">
            <text:p>80,8299399141292</text:p>
          </table:table-cell>
          <table:table-cell office:value-type="float" office:value="1.56" calcext:value-type="float">
            <text:p>1,56000E+00</text:p>
          </table:table-cell>
          <table:table-cell table:number-columns-repeated="2"/>
        </table:table-row>
        <table:table-row table:style-name="ro1">
          <table:table-cell office:value-type="float" office:value="1.565" calcext:value-type="float">
            <text:p>1,56500E+00</text:p>
          </table:table-cell>
          <table:table-cell office:value-type="float" office:value="175.956" calcext:value-type="float">
            <text:p>1,75956E+02</text:p>
          </table:table-cell>
          <table:table-cell office:value-type="float" office:value="0.0156769" calcext:value-type="float">
            <text:p>1,56769E-02</text:p>
          </table:table-cell>
          <table:table-cell table:formula="of:=[.B35]/[.C35]" office:value-type="float" office:value="11223.902684842" calcext:value-type="float">
            <text:p>11223,902684842</text:p>
          </table:table-cell>
          <table:table-cell table:formula="of:=20*LOG10([.D35])" office:value-type="float" office:value="81.0028778510345" calcext:value-type="float">
            <text:p>81,0028778510345</text:p>
          </table:table-cell>
          <table:table-cell office:value-type="float" office:value="1.565" calcext:value-type="float">
            <text:p>1,56500E+00</text:p>
          </table:table-cell>
          <table:table-cell table:number-columns-repeated="2"/>
        </table:table-row>
        <table:table-row table:style-name="ro1">
          <table:table-cell office:value-type="float" office:value="1.57" calcext:value-type="float">
            <text:p>1,57000E+00</text:p>
          </table:table-cell>
          <table:table-cell office:value-type="float" office:value="176.888" calcext:value-type="float">
            <text:p>1,76888E+02</text:p>
          </table:table-cell>
          <table:table-cell office:value-type="float" office:value="0.0154732" calcext:value-type="float">
            <text:p>1,54732E-02</text:p>
          </table:table-cell>
          <table:table-cell table:formula="of:=[.B36]/[.C36]" office:value-type="float" office:value="11431.8951477393" calcext:value-type="float">
            <text:p>11431,8951477393</text:p>
          </table:table-cell>
          <table:table-cell table:formula="of:=20*LOG10([.D36])" office:value-type="float" office:value="81.1623646498657" calcext:value-type="float">
            <text:p>81,1623646498657</text:p>
          </table:table-cell>
          <table:table-cell office:value-type="float" office:value="1.57" calcext:value-type="float">
            <text:p>1,57000E+00</text:p>
          </table:table-cell>
          <table:table-cell table:number-columns-repeated="2"/>
        </table:table-row>
        <table:table-row table:style-name="ro1">
          <table:table-cell office:value-type="float" office:value="1.575" calcext:value-type="float">
            <text:p>1,57500E+00</text:p>
          </table:table-cell>
          <table:table-cell office:value-type="float" office:value="177.68" calcext:value-type="float">
            <text:p>1,77680E+02</text:p>
          </table:table-cell>
          <table:table-cell office:value-type="float" office:value="0.0152833" calcext:value-type="float">
            <text:p>1,52833E-02</text:p>
          </table:table-cell>
          <table:table-cell table:formula="of:=[.B37]/[.C37]" office:value-type="float" office:value="11625.7614520424" calcext:value-type="float">
            <text:p>11625,7614520424</text:p>
          </table:table-cell>
          <table:table-cell table:formula="of:=20*LOG10([.D37])" office:value-type="float" office:value="81.3084281492446" calcext:value-type="float">
            <text:p>81,3084281492446</text:p>
          </table:table-cell>
          <table:table-cell office:value-type="float" office:value="1.575" calcext:value-type="float">
            <text:p>1,57500E+00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,58000E+00</text:p>
          </table:table-cell>
          <table:table-cell office:value-type="float" office:value="178.332" calcext:value-type="float">
            <text:p>1,78332E+02</text:p>
          </table:table-cell>
          <table:table-cell office:value-type="float" office:value="0.0151067" calcext:value-type="float">
            <text:p>1,51067E-02</text:p>
          </table:table-cell>
          <table:table-cell table:formula="of:=[.B38]/[.C38]" office:value-type="float" office:value="11804.8283212085" calcext:value-type="float">
            <text:p>11804,8283212085</text:p>
          </table:table-cell>
          <table:table-cell table:formula="of:=20*LOG10([.D38])" office:value-type="float" office:value="81.4411935094572" calcext:value-type="float">
            <text:p>81,4411935094572</text:p>
          </table:table-cell>
          <table:table-cell office:value-type="float" office:value="1.58" calcext:value-type="float">
            <text:p>1,58000E+00</text:p>
          </table:table-cell>
          <table:table-cell table:number-columns-repeated="2"/>
        </table:table-row>
        <table:table-row table:style-name="ro1">
          <table:table-cell office:value-type="float" office:value="1.585" calcext:value-type="float">
            <text:p>1,58500E+00</text:p>
          </table:table-cell>
          <table:table-cell office:value-type="float" office:value="178.842" calcext:value-type="float">
            <text:p>1,78842E+02</text:p>
          </table:table-cell>
          <table:table-cell office:value-type="float" office:value="0.014943" calcext:value-type="float">
            <text:p>1,49430E-02</text:p>
          </table:table-cell>
          <table:table-cell table:formula="of:=[.B39]/[.C39]" office:value-type="float" office:value="11968.2794619554" calcext:value-type="float">
            <text:p>11968,2794619554</text:p>
          </table:table-cell>
          <table:table-cell table:formula="of:=20*LOG10([.D39])" office:value-type="float" office:value="81.5606344302074" calcext:value-type="float">
            <text:p>81,5606344302074</text:p>
          </table:table-cell>
          <table:table-cell office:value-type="float" office:value="1.585" calcext:value-type="float">
            <text:p>1,58500E+00</text:p>
          </table:table-cell>
          <table:table-cell table:number-columns-repeated="2"/>
        </table:table-row>
        <table:table-row table:style-name="ro1">
          <table:table-cell office:value-type="float" office:value="1.59" calcext:value-type="float">
            <text:p>1,59000E+00</text:p>
          </table:table-cell>
          <table:table-cell office:value-type="float" office:value="179.214" calcext:value-type="float">
            <text:p>1,79214E+02</text:p>
          </table:table-cell>
          <table:table-cell office:value-type="float" office:value="0.0147916" calcext:value-type="float">
            <text:p>1,47916E-02</text:p>
          </table:table-cell>
          <table:table-cell table:formula="of:=[.B40]/[.C40]" office:value-type="float" office:value="12115.9306633495" calcext:value-type="float">
            <text:p>12115,9306633495</text:p>
          </table:table-cell>
          <table:table-cell table:formula="of:=20*LOG10([.D40])" office:value-type="float" office:value="81.6671355860343" calcext:value-type="float">
            <text:p>81,6671355860343</text:p>
          </table:table-cell>
          <table:table-cell office:value-type="float" office:value="1.59" calcext:value-type="float">
            <text:p>1,59000E+00</text:p>
          </table:table-cell>
          <table:table-cell table:number-columns-repeated="2"/>
        </table:table-row>
        <table:table-row table:style-name="ro1">
          <table:table-cell office:value-type="float" office:value="1.595" calcext:value-type="float">
            <text:p>1,59500E+00</text:p>
          </table:table-cell>
          <table:table-cell office:value-type="float" office:value="179.449" calcext:value-type="float">
            <text:p>1,79449E+02</text:p>
          </table:table-cell>
          <table:table-cell office:value-type="float" office:value="0.014652" calcext:value-type="float">
            <text:p>1,46520E-02</text:p>
          </table:table-cell>
          <table:table-cell table:formula="of:=[.B41]/[.C41]" office:value-type="float" office:value="12247.4064974065" calcext:value-type="float">
            <text:p>12247,4064974065</text:p>
          </table:table-cell>
          <table:table-cell table:formula="of:=20*LOG10([.D41])" office:value-type="float" office:value="81.7608826505602" calcext:value-type="float">
            <text:p>81,7608826505602</text:p>
          </table:table-cell>
          <table:table-cell office:value-type="float" office:value="1.595" calcext:value-type="float">
            <text:p>1,59500E+00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,60000E+00</text:p>
          </table:table-cell>
          <table:table-cell office:value-type="float" office:value="179.554" calcext:value-type="float">
            <text:p>1,79554E+02</text:p>
          </table:table-cell>
          <table:table-cell office:value-type="float" office:value="0.0145239" calcext:value-type="float">
            <text:p>1,45239E-02</text:p>
          </table:table-cell>
          <table:table-cell table:formula="of:=[.B42]/[.C42]" office:value-type="float" office:value="12362.6574129538" calcext:value-type="float">
            <text:p>12362,6574129538</text:p>
          </table:table-cell>
          <table:table-cell table:formula="of:=20*LOG10([.D42])" office:value-type="float" office:value="81.8422366897055" calcext:value-type="float">
            <text:p>81,8422366897055</text:p>
          </table:table-cell>
          <table:table-cell office:value-type="float" office:value="1.6" calcext:value-type="float">
            <text:p>1,60000E+00</text:p>
          </table:table-cell>
          <table:table-cell table:number-columns-repeated="2"/>
        </table:table-row>
        <table:table-row table:style-name="ro1">
          <table:table-cell office:value-type="float" office:value="1.605" calcext:value-type="float">
            <text:p>1,60500E+00</text:p>
          </table:table-cell>
          <table:table-cell office:value-type="float" office:value="179.532" calcext:value-type="float">
            <text:p>1,79532E+02</text:p>
          </table:table-cell>
          <table:table-cell office:value-type="float" office:value="0.0144068" calcext:value-type="float">
            <text:p>1,44068E-02</text:p>
          </table:table-cell>
          <table:table-cell table:formula="of:=[.B43]/[.C43]" office:value-type="float" office:value="12461.6153483077" calcext:value-type="float">
            <text:p>12461,6153483077</text:p>
          </table:table-cell>
          <table:table-cell table:formula="of:=20*LOG10([.D43])" office:value-type="float" office:value="81.9114868358463" calcext:value-type="float">
            <text:p>81,9114868358463</text:p>
          </table:table-cell>
          <table:table-cell office:value-type="float" office:value="1.605" calcext:value-type="float">
            <text:p>1,60500E+00</text:p>
          </table:table-cell>
          <table:table-cell table:number-columns-repeated="2"/>
        </table:table-row>
        <table:table-row table:style-name="ro1">
          <table:table-cell office:value-type="float" office:value="1.61" calcext:value-type="float">
            <text:p>1,61000E+00</text:p>
          </table:table-cell>
          <table:table-cell office:value-type="float" office:value="179.392" calcext:value-type="float">
            <text:p>1,79392E+02</text:p>
          </table:table-cell>
          <table:table-cell office:value-type="float" office:value="0.0143002" calcext:value-type="float">
            <text:p>1,43002E-02</text:p>
          </table:table-cell>
          <table:table-cell table:formula="of:=[.B44]/[.C44]" office:value-type="float" office:value="12544.7196542706" calcext:value-type="float">
            <text:p>12544,7196542706</text:p>
          </table:table-cell>
          <table:table-cell table:formula="of:=20*LOG10([.D44])" office:value-type="float" office:value="81.9692192054578" calcext:value-type="float">
            <text:p>81,9692192054578</text:p>
          </table:table-cell>
          <table:table-cell office:value-type="float" office:value="1.61" calcext:value-type="float">
            <text:p>1,61000E+00</text:p>
          </table:table-cell>
          <table:table-cell table:number-columns-repeated="2"/>
        </table:table-row>
        <table:table-row table:style-name="ro1">
          <table:table-cell office:value-type="float" office:value="1.615" calcext:value-type="float">
            <text:p>1,61500E+00</text:p>
          </table:table-cell>
          <table:table-cell office:value-type="float" office:value="179.143" calcext:value-type="float">
            <text:p>1,79143E+02</text:p>
          </table:table-cell>
          <table:table-cell office:value-type="float" office:value="0.0142039" calcext:value-type="float">
            <text:p>1,42039E-02</text:p>
          </table:table-cell>
          <table:table-cell table:formula="of:=[.B45]/[.C45]" office:value-type="float" office:value="12612.2403001992" calcext:value-type="float">
            <text:p>12612,2403001992</text:p>
          </table:table-cell>
          <table:table-cell table:formula="of:=20*LOG10([.D45])" office:value-type="float" office:value="82.0158447347878" calcext:value-type="float">
            <text:p>82,0158447347878</text:p>
          </table:table-cell>
          <table:table-cell office:value-type="float" office:value="1.615" calcext:value-type="float">
            <text:p>1,61500E+00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,62000E+00</text:p>
          </table:table-cell>
          <table:table-cell office:value-type="float" office:value="178.792" calcext:value-type="float">
            <text:p>1,78792E+02</text:p>
          </table:table-cell>
          <table:table-cell office:value-type="float" office:value="0.0141174" calcext:value-type="float">
            <text:p>1,41174E-02</text:p>
          </table:table-cell>
          <table:table-cell table:formula="of:=[.B46]/[.C46]" office:value-type="float" office:value="12664.6549647952" calcext:value-type="float">
            <text:p>12664,6549647952</text:p>
          </table:table-cell>
          <table:table-cell table:formula="of:=20*LOG10([.D46])" office:value-type="float" office:value="82.0518672478267" calcext:value-type="float">
            <text:p>82,0518672478267</text:p>
          </table:table-cell>
          <table:table-cell office:value-type="float" office:value="1.62" calcext:value-type="float">
            <text:p>1,62000E+00</text:p>
          </table:table-cell>
          <table:table-cell table:number-columns-repeated="2"/>
        </table:table-row>
        <table:table-row table:style-name="ro1">
          <table:table-cell office:value-type="float" office:value="1.625" calcext:value-type="float">
            <text:p>1,62500E+00</text:p>
          </table:table-cell>
          <table:table-cell office:value-type="float" office:value="178.352" calcext:value-type="float">
            <text:p>1,78352E+02</text:p>
          </table:table-cell>
          <table:table-cell office:value-type="float" office:value="0.0140404" calcext:value-type="float">
            <text:p>1,40404E-02</text:p>
          </table:table-cell>
          <table:table-cell table:formula="of:=[.B47]/[.C47]" office:value-type="float" office:value="12702.7720007977" calcext:value-type="float">
            <text:p>12702,7720007977</text:p>
          </table:table-cell>
          <table:table-cell table:formula="of:=20*LOG10([.D47])" office:value-type="float" office:value="82.0779700620907" calcext:value-type="float">
            <text:p>82,0779700620907</text:p>
          </table:table-cell>
          <table:table-cell office:value-type="float" office:value="1.625" calcext:value-type="float">
            <text:p>1,62500E+00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,63000E+00</text:p>
          </table:table-cell>
          <table:table-cell office:value-type="float" office:value="177.832" calcext:value-type="float">
            <text:p>1,77832E+02</text:p>
          </table:table-cell>
          <table:table-cell office:value-type="float" office:value="0.0139725" calcext:value-type="float">
            <text:p>1,39725E-02</text:p>
          </table:table-cell>
          <table:table-cell table:formula="of:=[.B48]/[.C48]" office:value-type="float" office:value="12727.2857398461" calcext:value-type="float">
            <text:p>12727,2857398461</text:p>
          </table:table-cell>
          <table:table-cell table:formula="of:=20*LOG10([.D48])" office:value-type="float" office:value="82.0947158909925" calcext:value-type="float">
            <text:p>82,0947158909925</text:p>
          </table:table-cell>
          <table:table-cell office:value-type="float" office:value="1.63" calcext:value-type="float">
            <text:p>1,63000E+00</text:p>
          </table:table-cell>
          <table:table-cell table:number-columns-repeated="2"/>
        </table:table-row>
        <table:table-row table:style-name="ro1">
          <table:table-cell office:value-type="float" office:value="1.635" calcext:value-type="float">
            <text:p>1,63500E+00</text:p>
          </table:table-cell>
          <table:table-cell office:value-type="float" office:value="177.245" calcext:value-type="float">
            <text:p>1,77245E+02</text:p>
          </table:table-cell>
          <table:table-cell office:value-type="float" office:value="0.0139135" calcext:value-type="float">
            <text:p>1,39135E-02</text:p>
          </table:table-cell>
          <table:table-cell table:formula="of:=[.B49]/[.C49]" office:value-type="float" office:value="12739.0663743846" calcext:value-type="float">
            <text:p>12739,0663743846</text:p>
          </table:table-cell>
          <table:table-cell table:formula="of:=20*LOG10([.D49])" office:value-type="float" office:value="82.1027520084786" calcext:value-type="float">
            <text:p>82,1027520084786</text:p>
          </table:table-cell>
          <table:table-cell office:value-type="float" office:value="1.635" calcext:value-type="float">
            <text:p>1,63500E+00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,64000E+00</text:p>
          </table:table-cell>
          <table:table-cell office:value-type="float" office:value="176.603" calcext:value-type="float">
            <text:p>1,76603E+02</text:p>
          </table:table-cell>
          <table:table-cell office:value-type="float" office:value="0.0138629" calcext:value-type="float">
            <text:p>1,38629E-02</text:p>
          </table:table-cell>
          <table:table-cell table:formula="of:=[.B50]/[.C50]" office:value-type="float" office:value="12739.2536915076" calcext:value-type="float">
            <text:p>12739,2536915076</text:p>
          </table:table-cell>
          <table:table-cell table:formula="of:=20*LOG10([.D50])" office:value-type="float" office:value="82.1028797261502" calcext:value-type="float">
            <text:p>82,1028797261502</text:p>
          </table:table-cell>
          <table:table-cell office:value-type="float" office:value="1.64" calcext:value-type="float">
            <text:p>1,64000E+00</text:p>
          </table:table-cell>
          <table:table-cell table:number-columns-repeated="2"/>
        </table:table-row>
        <table:table-row table:style-name="ro1">
          <table:table-cell office:value-type="float" office:value="1.645" calcext:value-type="float">
            <text:p>1,64500E+00</text:p>
          </table:table-cell>
          <table:table-cell office:value-type="float" office:value="175.917" calcext:value-type="float">
            <text:p>1,75917E+02</text:p>
          </table:table-cell>
          <table:table-cell office:value-type="float" office:value="0.0138204" calcext:value-type="float">
            <text:p>1,38204E-02</text:p>
          </table:table-cell>
          <table:table-cell table:formula="of:=[.B51]/[.C51]" office:value-type="float" office:value="12728.7922201962" calcext:value-type="float">
            <text:p>12728,7922201962</text:p>
          </table:table-cell>
          <table:table-cell table:formula="of:=20*LOG10([.D51])" office:value-type="float" office:value="82.0957439458325" calcext:value-type="float">
            <text:p>82,0957439458325</text:p>
          </table:table-cell>
          <table:table-cell office:value-type="float" office:value="1.645" calcext:value-type="float">
            <text:p>1,64500E+00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,65000E+00</text:p>
          </table:table-cell>
          <table:table-cell office:value-type="float" office:value="175.2" calcext:value-type="float">
            <text:p>1,75200E+02</text:p>
          </table:table-cell>
          <table:table-cell office:value-type="float" office:value="0.0137857" calcext:value-type="float">
            <text:p>1,37857E-02</text:p>
          </table:table-cell>
          <table:table-cell table:formula="of:=[.B52]/[.C52]" office:value-type="float" office:value="12708.8214599186" calcext:value-type="float">
            <text:p>12708,8214599186</text:p>
          </table:table-cell>
          <table:table-cell table:formula="of:=20*LOG10([.D52])" office:value-type="float" office:value="82.0821055709771" calcext:value-type="float">
            <text:p>82,0821055709771</text:p>
          </table:table-cell>
          <table:table-cell office:value-type="float" office:value="1.65" calcext:value-type="float">
            <text:p>1,65000E+00</text:p>
          </table:table-cell>
          <table:table-cell table:number-columns-repeated="2"/>
        </table:table-row>
        <table:table-row table:style-name="ro1">
          <table:table-cell office:value-type="float" office:value="1.655" calcext:value-type="float">
            <text:p>1,65500E+00</text:p>
          </table:table-cell>
          <table:table-cell office:value-type="float" office:value="174.463" calcext:value-type="float">
            <text:p>1,74463E+02</text:p>
          </table:table-cell>
          <table:table-cell office:value-type="float" office:value="0.0137585" calcext:value-type="float">
            <text:p>1,37585E-02</text:p>
          </table:table-cell>
          <table:table-cell table:formula="of:=[.B53]/[.C53]" office:value-type="float" office:value="12680.3794018243" calcext:value-type="float">
            <text:p>12680,3794018243</text:p>
          </table:table-cell>
          <table:table-cell table:formula="of:=20*LOG10([.D53])" office:value-type="float" office:value="82.0626449599579" calcext:value-type="float">
            <text:p>82,0626449599579</text:p>
          </table:table-cell>
          <table:table-cell office:value-type="float" office:value="1.655" calcext:value-type="float">
            <text:p>1,65500E+00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,66000E+00</text:p>
          </table:table-cell>
          <table:table-cell office:value-type="float" office:value="173.717" calcext:value-type="float">
            <text:p>1,73717E+02</text:p>
          </table:table-cell>
          <table:table-cell office:value-type="float" office:value="0.0137385" calcext:value-type="float">
            <text:p>1,37385E-02</text:p>
          </table:table-cell>
          <table:table-cell table:formula="of:=[.B54]/[.C54]" office:value-type="float" office:value="12644.5390690396" calcext:value-type="float">
            <text:p>12644,5390690396</text:p>
          </table:table-cell>
          <table:table-cell table:formula="of:=20*LOG10([.D54])" office:value-type="float" office:value="82.0380600529344" calcext:value-type="float">
            <text:p>82,0380600529344</text:p>
          </table:table-cell>
          <table:table-cell office:value-type="float" office:value="1.66" calcext:value-type="float">
            <text:p>1,66000E+00</text:p>
          </table:table-cell>
          <table:table-cell table:number-columns-repeated="2"/>
        </table:table-row>
        <table:table-row table:style-name="ro1">
          <table:table-cell office:value-type="float" office:value="1.665" calcext:value-type="float">
            <text:p>1,66500E+00</text:p>
          </table:table-cell>
          <table:table-cell office:value-type="float" office:value="172.973" calcext:value-type="float">
            <text:p>1,72973E+02</text:p>
          </table:table-cell>
          <table:table-cell office:value-type="float" office:value="0.0137254" calcext:value-type="float">
            <text:p>1,37254E-02</text:p>
          </table:table-cell>
          <table:table-cell table:formula="of:=[.B55]/[.C55]" office:value-type="float" office:value="12602.4013872091" calcext:value-type="float">
            <text:p>12602,4013872091</text:p>
          </table:table-cell>
          <table:table-cell table:formula="of:=20*LOG10([.D55])" office:value-type="float" office:value="82.0090661560725" calcext:value-type="float">
            <text:p>82,0090661560725</text:p>
          </table:table-cell>
          <table:table-cell office:value-type="float" office:value="1.665" calcext:value-type="float">
            <text:p>1,66500E+00</text:p>
          </table:table-cell>
          <table:table-cell table:number-columns-repeated="2"/>
        </table:table-row>
        <table:table-row table:style-name="ro1">
          <table:table-cell office:value-type="float" office:value="1.67" calcext:value-type="float">
            <text:p>1,67000E+00</text:p>
          </table:table-cell>
          <table:table-cell office:value-type="float" office:value="172.241" calcext:value-type="float">
            <text:p>1,72241E+02</text:p>
          </table:table-cell>
          <table:table-cell office:value-type="float" office:value="0.0137188" calcext:value-type="float">
            <text:p>1,37188E-02</text:p>
          </table:table-cell>
          <table:table-cell table:formula="of:=[.B56]/[.C56]" office:value-type="float" office:value="12555.1068606584" calcext:value-type="float">
            <text:p>12555,1068606584</text:p>
          </table:table-cell>
          <table:table-cell table:formula="of:=20*LOG10([.D56])" office:value-type="float" office:value="81.976408269767" calcext:value-type="float">
            <text:p>81,976408269767</text:p>
          </table:table-cell>
          <table:table-cell office:value-type="float" office:value="1.67" calcext:value-type="float">
            <text:p>1,67000E+00</text:p>
          </table:table-cell>
          <table:table-cell table:number-columns-repeated="2"/>
        </table:table-row>
        <table:table-row table:style-name="ro1">
          <table:table-cell office:value-type="float" office:value="1.675" calcext:value-type="float">
            <text:p>1,67500E+00</text:p>
          </table:table-cell>
          <table:table-cell office:value-type="float" office:value="171.528" calcext:value-type="float">
            <text:p>1,71528E+02</text:p>
          </table:table-cell>
          <table:table-cell office:value-type="float" office:value="0.0137187" calcext:value-type="float">
            <text:p>1,37187E-02</text:p>
          </table:table-cell>
          <table:table-cell table:formula="of:=[.B57]/[.C57]" office:value-type="float" office:value="12503.2255242844" calcext:value-type="float">
            <text:p>12503,2255242844</text:p>
          </table:table-cell>
          <table:table-cell table:formula="of:=20*LOG10([.D57])" office:value-type="float" office:value="81.9404412948698" calcext:value-type="float">
            <text:p>81,9404412948698</text:p>
          </table:table-cell>
          <table:table-cell office:value-type="float" office:value="1.675" calcext:value-type="float">
            <text:p>1,67500E+00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,68000E+00</text:p>
          </table:table-cell>
          <table:table-cell office:value-type="float" office:value="170.842" calcext:value-type="float">
            <text:p>1,70842E+02</text:p>
          </table:table-cell>
          <table:table-cell office:value-type="float" office:value="0.0137248" calcext:value-type="float">
            <text:p>1,37248E-02</text:p>
          </table:table-cell>
          <table:table-cell table:formula="of:=[.B58]/[.C58]" office:value-type="float" office:value="12447.6859407787" calcext:value-type="float">
            <text:p>12447,6859407787</text:p>
          </table:table-cell>
          <table:table-cell table:formula="of:=20*LOG10([.D58])" office:value-type="float" office:value="81.9017724478168" calcext:value-type="float">
            <text:p>81,9017724478168</text:p>
          </table:table-cell>
          <table:table-cell office:value-type="float" office:value="1.68" calcext:value-type="float">
            <text:p>1,68000E+00</text:p>
          </table:table-cell>
          <table:table-cell table:number-columns-repeated="2"/>
        </table:table-row>
        <table:table-row table:style-name="ro1">
          <table:table-cell office:value-type="float" office:value="1.685" calcext:value-type="float">
            <text:p>1,68500E+00</text:p>
          </table:table-cell>
          <table:table-cell office:value-type="float" office:value="170.19" calcext:value-type="float">
            <text:p>1,70190E+02</text:p>
          </table:table-cell>
          <table:table-cell office:value-type="float" office:value="0.0137371" calcext:value-type="float">
            <text:p>1,37371E-02</text:p>
          </table:table-cell>
          <table:table-cell table:formula="of:=[.B59]/[.C59]" office:value-type="float" office:value="12389.0777529464" calcext:value-type="float">
            <text:p>12389,0777529464</text:p>
          </table:table-cell>
          <table:table-cell table:formula="of:=20*LOG10([.D59])" office:value-type="float" office:value="81.8607795710828" calcext:value-type="float">
            <text:p>81,8607795710828</text:p>
          </table:table-cell>
          <table:table-cell office:value-type="float" office:value="1.685" calcext:value-type="float">
            <text:p>1,68500E+00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,69000E+00</text:p>
          </table:table-cell>
          <table:table-cell office:value-type="float" office:value="169.576" calcext:value-type="float">
            <text:p>1,69576E+02</text:p>
          </table:table-cell>
          <table:table-cell office:value-type="float" office:value="0.0137555" calcext:value-type="float">
            <text:p>1,37555E-02</text:p>
          </table:table-cell>
          <table:table-cell table:formula="of:=[.B60]/[.C60]" office:value-type="float" office:value="12327.868852459" calcext:value-type="float">
            <text:p>12327,868852459</text:p>
          </table:table-cell>
          <table:table-cell table:formula="of:=20*LOG10([.D60])" office:value-type="float" office:value="81.8177601116175" calcext:value-type="float">
            <text:p>81,8177601116175</text:p>
          </table:table-cell>
          <table:table-cell office:value-type="float" office:value="1.69" calcext:value-type="float">
            <text:p>1,69000E+00</text:p>
          </table:table-cell>
          <table:table-cell table:number-columns-repeated="2"/>
        </table:table-row>
        <table:table-row table:style-name="ro1">
          <table:table-cell office:value-type="float" office:value="1.695" calcext:value-type="float">
            <text:p>1,69500E+00</text:p>
          </table:table-cell>
          <table:table-cell office:value-type="float" office:value="169.004" calcext:value-type="float">
            <text:p>1,69004E+02</text:p>
          </table:table-cell>
          <table:table-cell office:value-type="float" office:value="0.0137802" calcext:value-type="float">
            <text:p>1,37802E-02</text:p>
          </table:table-cell>
          <table:table-cell table:formula="of:=[.B61]/[.C61]" office:value-type="float" office:value="12264.2632182407" calcext:value-type="float">
            <text:p>12264,2632182407</text:p>
          </table:table-cell>
          <table:table-cell table:formula="of:=20*LOG10([.D61])" office:value-type="float" office:value="81.7728292573483" calcext:value-type="float">
            <text:p>81,7728292573483</text:p>
          </table:table-cell>
          <table:table-cell office:value-type="float" office:value="1.695" calcext:value-type="float">
            <text:p>1,69500E+00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,70000E+00</text:p>
          </table:table-cell>
          <table:table-cell office:value-type="float" office:value="168.476" calcext:value-type="float">
            <text:p>1,68476E+02</text:p>
          </table:table-cell>
          <table:table-cell office:value-type="float" office:value="0.0138114" calcext:value-type="float">
            <text:p>1,38114E-02</text:p>
          </table:table-cell>
          <table:table-cell table:formula="of:=[.B62]/[.C62]" office:value-type="float" office:value="12198.328916692" calcext:value-type="float">
            <text:p>12198,328916692</text:p>
          </table:table-cell>
          <table:table-cell table:formula="of:=20*LOG10([.D62])" office:value-type="float" office:value="81.7260067905967" calcext:value-type="float">
            <text:p>81,7260067905967</text:p>
          </table:table-cell>
          <table:table-cell office:value-type="float" office:value="1.7" calcext:value-type="float">
            <text:p>1,70000E+00</text:p>
          </table:table-cell>
          <table:table-cell table:number-columns-repeated="2"/>
        </table:table-row>
        <table:table-row table:style-name="ro1">
          <table:table-cell office:value-type="float" office:value="1.705" calcext:value-type="float">
            <text:p>1,70500E+00</text:p>
          </table:table-cell>
          <table:table-cell office:value-type="float" office:value="167.994" calcext:value-type="float">
            <text:p>1,67994E+02</text:p>
          </table:table-cell>
          <table:table-cell office:value-type="float" office:value="0.0138496" calcext:value-type="float">
            <text:p>1,38496E-02</text:p>
          </table:table-cell>
          <table:table-cell table:formula="of:=[.B63]/[.C63]" office:value-type="float" office:value="12129.8810073937" calcext:value-type="float">
            <text:p>12129,8810073937</text:p>
          </table:table-cell>
          <table:table-cell table:formula="of:=20*LOG10([.D63])" office:value-type="float" office:value="81.6771308102651" calcext:value-type="float">
            <text:p>81,6771308102651</text:p>
          </table:table-cell>
          <table:table-cell office:value-type="float" office:value="1.705" calcext:value-type="float">
            <text:p>1,70500E+00</text:p>
          </table:table-cell>
          <table:table-cell table:number-columns-repeated="2"/>
        </table:table-row>
        <table:table-row table:style-name="ro1">
          <table:table-cell office:value-type="float" office:value="1.71" calcext:value-type="float">
            <text:p>1,71000E+00</text:p>
          </table:table-cell>
          <table:table-cell office:value-type="float" office:value="167.557" calcext:value-type="float">
            <text:p>1,67557E+02</text:p>
          </table:table-cell>
          <table:table-cell office:value-type="float" office:value="0.0138954" calcext:value-type="float">
            <text:p>1,38954E-02</text:p>
          </table:table-cell>
          <table:table-cell table:formula="of:=[.B64]/[.C64]" office:value-type="float" office:value="12058.4509981721" calcext:value-type="float">
            <text:p>12058,4509981721</text:p>
          </table:table-cell>
          <table:table-cell table:formula="of:=20*LOG10([.D64])" office:value-type="float" office:value="81.6258304576536" calcext:value-type="float">
            <text:p>81,6258304576536</text:p>
          </table:table-cell>
          <table:table-cell office:value-type="float" office:value="1.71" calcext:value-type="float">
            <text:p>1,71000E+00</text:p>
          </table:table-cell>
          <table:table-cell table:number-columns-repeated="2"/>
        </table:table-row>
        <table:table-row table:style-name="ro1">
          <table:table-cell office:value-type="float" office:value="1.715" calcext:value-type="float">
            <text:p>1,71500E+00</text:p>
          </table:table-cell>
          <table:table-cell office:value-type="float" office:value="167.162" calcext:value-type="float">
            <text:p>1,67162E+02</text:p>
          </table:table-cell>
          <table:table-cell office:value-type="float" office:value="0.0139498" calcext:value-type="float">
            <text:p>1,39498E-02</text:p>
          </table:table-cell>
          <table:table-cell table:formula="of:=[.B65]/[.C65]" office:value-type="float" office:value="11983.110868973" calcext:value-type="float">
            <text:p>11983,110868973</text:p>
          </table:table-cell>
          <table:table-cell table:formula="of:=20*LOG10([.D65])" office:value-type="float" office:value="81.5713915494575" calcext:value-type="float">
            <text:p>81,5713915494575</text:p>
          </table:table-cell>
          <table:table-cell office:value-type="float" office:value="1.715" calcext:value-type="float">
            <text:p>1,71500E+00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,72000E+00</text:p>
          </table:table-cell>
          <table:table-cell office:value-type="float" office:value="166.806" calcext:value-type="float">
            <text:p>1,66806E+02</text:p>
          </table:table-cell>
          <table:table-cell office:value-type="float" office:value="0.014014" calcext:value-type="float">
            <text:p>1,40140E-02</text:p>
          </table:table-cell>
          <table:table-cell table:formula="of:=[.B66]/[.C66]" office:value-type="float" office:value="11902.81147424" calcext:value-type="float">
            <text:p>11902,81147424</text:p>
          </table:table-cell>
          <table:table-cell table:formula="of:=20*LOG10([.D66])" office:value-type="float" office:value="81.5129910993372" calcext:value-type="float">
            <text:p>81,5129910993372</text:p>
          </table:table-cell>
          <table:table-cell office:value-type="float" office:value="1.72" calcext:value-type="float">
            <text:p>1,72000E+00</text:p>
          </table:table-cell>
          <table:table-cell table:number-columns-repeated="2"/>
        </table:table-row>
        <table:table-row table:style-name="ro1">
          <table:table-cell office:value-type="float" office:value="1.725" calcext:value-type="float">
            <text:p>1,72500E+00</text:p>
          </table:table-cell>
          <table:table-cell office:value-type="float" office:value="166.487" calcext:value-type="float">
            <text:p>1,66487E+02</text:p>
          </table:table-cell>
          <table:table-cell office:value-type="float" office:value="0.0140897" calcext:value-type="float">
            <text:p>1,40897E-02</text:p>
          </table:table-cell>
          <table:table-cell table:formula="of:=[.B67]/[.C67]" office:value-type="float" office:value="11816.2203595534" calcext:value-type="float">
            <text:p>11816,2203595534</text:p>
          </table:table-cell>
          <table:table-cell table:formula="of:=20*LOG10([.D67])" office:value-type="float" office:value="81.4495716299061" calcext:value-type="float">
            <text:p>81,4495716299061</text:p>
          </table:table-cell>
          <table:table-cell office:value-type="float" office:value="1.725" calcext:value-type="float">
            <text:p>1,72500E+00</text:p>
          </table:table-cell>
          <table:table-cell table:number-columns-repeated="2"/>
        </table:table-row>
        <table:table-row table:style-name="ro1">
          <table:table-cell office:value-type="float" office:value="1.73" calcext:value-type="float">
            <text:p>1,73000E+00</text:p>
          </table:table-cell>
          <table:table-cell office:value-type="float" office:value="166.197" calcext:value-type="float">
            <text:p>1,66197E+02</text:p>
          </table:table-cell>
          <table:table-cell office:value-type="float" office:value="0.0141788" calcext:value-type="float">
            <text:p>1,41788E-02</text:p>
          </table:table-cell>
          <table:table-cell table:formula="of:=[.B68]/[.C68]" office:value-type="float" office:value="11721.5138093492" calcext:value-type="float">
            <text:p>11721,5138093492</text:p>
          </table:table-cell>
          <table:table-cell table:formula="of:=20*LOG10([.D68])" office:value-type="float" office:value="81.3796740708287" calcext:value-type="float">
            <text:p>81,3796740708287</text:p>
          </table:table-cell>
          <table:table-cell office:value-type="float" office:value="1.73" calcext:value-type="float">
            <text:p>1,73000E+00</text:p>
          </table:table-cell>
          <table:table-cell table:number-columns-repeated="2"/>
        </table:table-row>
        <table:table-row table:style-name="ro1">
          <table:table-cell office:value-type="float" office:value="1.735" calcext:value-type="float">
            <text:p>1,73500E+00</text:p>
          </table:table-cell>
          <table:table-cell office:value-type="float" office:value="165.929" calcext:value-type="float">
            <text:p>1,65929E+02</text:p>
          </table:table-cell>
          <table:table-cell office:value-type="float" office:value="0.0142838" calcext:value-type="float">
            <text:p>1,42838E-02</text:p>
          </table:table-cell>
          <table:table-cell table:formula="of:=[.B69]/[.C69]" office:value-type="float" office:value="11616.5866226074" calcext:value-type="float">
            <text:p>11616,5866226074</text:p>
          </table:table-cell>
          <table:table-cell table:formula="of:=20*LOG10([.D69])" office:value-type="float" office:value="81.3015707043941" calcext:value-type="float">
            <text:p>81,3015707043941</text:p>
          </table:table-cell>
          <table:table-cell office:value-type="float" office:value="1.735" calcext:value-type="float">
            <text:p>1,73500E+0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,74000E+00</text:p>
          </table:table-cell>
          <table:table-cell office:value-type="float" office:value="165.674" calcext:value-type="float">
            <text:p>1,65674E+02</text:p>
          </table:table-cell>
          <table:table-cell office:value-type="float" office:value="0.0144075" calcext:value-type="float">
            <text:p>1,44075E-02</text:p>
          </table:table-cell>
          <table:table-cell table:formula="of:=[.B70]/[.C70]" office:value-type="float" office:value="11499.1497483949" calcext:value-type="float">
            <text:p>11499,1497483949</text:p>
          </table:table-cell>
          <table:table-cell table:formula="of:=20*LOG10([.D70])" office:value-type="float" office:value="81.2133145927565" calcext:value-type="float">
            <text:p>81,2133145927565</text:p>
          </table:table-cell>
          <table:table-cell office:value-type="float" office:value="1.74" calcext:value-type="float">
            <text:p>1,74000E+00</text:p>
          </table:table-cell>
          <table:table-cell table:number-columns-repeated="2"/>
        </table:table-row>
        <table:table-row table:style-name="ro1">
          <table:table-cell office:value-type="float" office:value="1.745" calcext:value-type="float">
            <text:p>1,74500E+00</text:p>
          </table:table-cell>
          <table:table-cell office:value-type="float" office:value="165.422" calcext:value-type="float">
            <text:p>1,65422E+02</text:p>
          </table:table-cell>
          <table:table-cell office:value-type="float" office:value="0.0145538" calcext:value-type="float">
            <text:p>1,45538E-02</text:p>
          </table:table-cell>
          <table:table-cell table:formula="of:=[.B71]/[.C71]" office:value-type="float" office:value="11366.2411191579" calcext:value-type="float">
            <text:p>11366,2411191579</text:p>
          </table:table-cell>
          <table:table-cell table:formula="of:=20*LOG10([.D71])" office:value-type="float" office:value="81.1123372953198" calcext:value-type="float">
            <text:p>81,1123372953198</text:p>
          </table:table-cell>
          <table:table-cell office:value-type="float" office:value="1.745" calcext:value-type="float">
            <text:p>1,74500E+00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,75000E+00</text:p>
          </table:table-cell>
          <table:table-cell office:value-type="float" office:value="165.16" calcext:value-type="float">
            <text:p>1,65160E+02</text:p>
          </table:table-cell>
          <table:table-cell office:value-type="float" office:value="0.0147268" calcext:value-type="float">
            <text:p>1,47268E-02</text:p>
          </table:table-cell>
          <table:table-cell table:formula="of:=[.B72]/[.C72]" office:value-type="float" office:value="11214.9278865741" calcext:value-type="float">
            <text:p>11214,9278865741</text:p>
          </table:table-cell>
          <table:table-cell table:formula="of:=20*LOG10([.D72])" office:value-type="float" office:value="80.995929707174" calcext:value-type="float">
            <text:p>80,995929707174</text:p>
          </table:table-cell>
          <table:table-cell office:value-type="float" office:value="1.75" calcext:value-type="float">
            <text:p>1,75000E+00</text:p>
          </table:table-cell>
          <table:table-cell table:number-columns-repeated="2"/>
        </table:table-row>
        <table:table-row table:style-name="ro1">
          <table:table-cell office:value-type="float" office:value="1.755" calcext:value-type="float">
            <text:p>1,75500E+00</text:p>
          </table:table-cell>
          <table:table-cell office:value-type="float" office:value="164.872" calcext:value-type="float">
            <text:p>1,64872E+02</text:p>
          </table:table-cell>
          <table:table-cell office:value-type="float" office:value="0.0149313" calcext:value-type="float">
            <text:p>1,49313E-02</text:p>
          </table:table-cell>
          <table:table-cell table:formula="of:=[.B73]/[.C73]" office:value-type="float" office:value="11042.0392062312" calcext:value-type="float">
            <text:p>11042,0392062312</text:p>
          </table:table-cell>
          <table:table-cell table:formula="of:=20*LOG10([.D73])" office:value-type="float" office:value="80.8609856965454" calcext:value-type="float">
            <text:p>80,8609856965454</text:p>
          </table:table-cell>
          <table:table-cell office:value-type="float" office:value="1.755" calcext:value-type="float">
            <text:p>1,75500E+00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,76000E+00</text:p>
          </table:table-cell>
          <table:table-cell office:value-type="float" office:value="164.541" calcext:value-type="float">
            <text:p>1,64541E+02</text:p>
          </table:table-cell>
          <table:table-cell office:value-type="float" office:value="0.0151729" calcext:value-type="float">
            <text:p>1,51729E-02</text:p>
          </table:table-cell>
          <table:table-cell table:formula="of:=[.B74]/[.C74]" office:value-type="float" office:value="10844.4002135386" calcext:value-type="float">
            <text:p>10844,4002135386</text:p>
          </table:table-cell>
          <table:table-cell table:formula="of:=20*LOG10([.D74])" office:value-type="float" office:value="80.7041107376011" calcext:value-type="float">
            <text:p>80,7041107376011</text:p>
          </table:table-cell>
          <table:table-cell office:value-type="float" office:value="1.76" calcext:value-type="float">
            <text:p>1,76000E+00</text:p>
          </table:table-cell>
          <table:table-cell table:number-columns-repeated="2"/>
        </table:table-row>
        <table:table-row table:style-name="ro1">
          <table:table-cell office:value-type="float" office:value="1.765" calcext:value-type="float">
            <text:p>1,76500E+00</text:p>
          </table:table-cell>
          <table:table-cell office:value-type="float" office:value="164.146" calcext:value-type="float">
            <text:p>1,64146E+02</text:p>
          </table:table-cell>
          <table:table-cell office:value-type="float" office:value="0.015458" calcext:value-type="float">
            <text:p>1,54580E-02</text:p>
          </table:table-cell>
          <table:table-cell table:formula="of:=[.B75]/[.C75]" office:value-type="float" office:value="10618.8381420624" calcext:value-type="float">
            <text:p>10618,8381420624</text:p>
          </table:table-cell>
          <table:table-cell table:formula="of:=20*LOG10([.D75])" office:value-type="float" office:value="80.5215400221128" calcext:value-type="float">
            <text:p>80,5215400221128</text:p>
          </table:table-cell>
          <table:table-cell office:value-type="float" office:value="1.765" calcext:value-type="float">
            <text:p>1,76500E+00</text:p>
          </table:table-cell>
          <table:table-cell table:number-columns-repeated="2"/>
        </table:table-row>
        <table:table-row table:style-name="ro1">
          <table:table-cell office:value-type="float" office:value="1.77" calcext:value-type="float">
            <text:p>1,77000E+00</text:p>
          </table:table-cell>
          <table:table-cell office:value-type="float" office:value="163.663" calcext:value-type="float">
            <text:p>1,63663E+02</text:p>
          </table:table-cell>
          <table:table-cell office:value-type="float" office:value="0.0157934" calcext:value-type="float">
            <text:p>1,57934E-02</text:p>
          </table:table-cell>
          <table:table-cell table:formula="of:=[.B76]/[.C76]" office:value-type="float" office:value="10362.7464637127" calcext:value-type="float">
            <text:p>10362,7464637127</text:p>
          </table:table-cell>
          <table:table-cell table:formula="of:=20*LOG10([.D76])" office:value-type="float" office:value="80.3094974555961" calcext:value-type="float">
            <text:p>80,3094974555961</text:p>
          </table:table-cell>
          <table:table-cell office:value-type="float" office:value="1.77" calcext:value-type="float">
            <text:p>1,77000E+00</text:p>
          </table:table-cell>
          <table:table-cell table:number-columns-repeated="2"/>
        </table:table-row>
        <table:table-row table:style-name="ro1">
          <table:table-cell office:value-type="float" office:value="1.775" calcext:value-type="float">
            <text:p>1,77500E+00</text:p>
          </table:table-cell>
          <table:table-cell office:value-type="float" office:value="163.06" calcext:value-type="float">
            <text:p>1,63060E+02</text:p>
          </table:table-cell>
          <table:table-cell office:value-type="float" office:value="0.0161867" calcext:value-type="float">
            <text:p>1,61867E-02</text:p>
          </table:table-cell>
          <table:table-cell table:formula="of:=[.B77]/[.C77]" office:value-type="float" office:value="10073.7024841382" calcext:value-type="float">
            <text:p>10073,7024841382</text:p>
          </table:table-cell>
          <table:table-cell table:formula="of:=20*LOG10([.D77])" office:value-type="float" office:value="80.0637824059052" calcext:value-type="float">
            <text:p>80,0637824059052</text:p>
          </table:table-cell>
          <table:table-cell office:value-type="float" office:value="1.775" calcext:value-type="float">
            <text:p>1,77500E+00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,78000E+00</text:p>
          </table:table-cell>
          <table:table-cell office:value-type="float" office:value="162.306" calcext:value-type="float">
            <text:p>1,62306E+02</text:p>
          </table:table-cell>
          <table:table-cell office:value-type="float" office:value="0.0166463" calcext:value-type="float">
            <text:p>1,66463E-02</text:p>
          </table:table-cell>
          <table:table-cell table:formula="of:=[.B78]/[.C78]" office:value-type="float" office:value="9750.27483584941" calcext:value-type="float">
            <text:p>9750,27483584941</text:p>
          </table:table-cell>
          <table:table-cell table:formula="of:=20*LOG10([.D78])" office:value-type="float" office:value="79.7803371509155" calcext:value-type="float">
            <text:p>79,7803371509155</text:p>
          </table:table-cell>
          <table:table-cell office:value-type="float" office:value="1.78" calcext:value-type="float">
            <text:p>1,78000E+00</text:p>
          </table:table-cell>
          <table:table-cell table:number-columns-repeated="2"/>
        </table:table-row>
        <table:table-row table:style-name="ro1">
          <table:table-cell office:value-type="float" office:value="1.785" calcext:value-type="float">
            <text:p>1,78500E+00</text:p>
          </table:table-cell>
          <table:table-cell office:value-type="float" office:value="161.359" calcext:value-type="float">
            <text:p>1,61359E+02</text:p>
          </table:table-cell>
          <table:table-cell office:value-type="float" office:value="0.017182" calcext:value-type="float">
            <text:p>1,71820E-02</text:p>
          </table:table-cell>
          <table:table-cell table:formula="of:=[.B79]/[.C79]" office:value-type="float" office:value="9391.16517285532" calcext:value-type="float">
            <text:p>9391,16517285532</text:p>
          </table:table-cell>
          <table:table-cell table:formula="of:=20*LOG10([.D79])" office:value-type="float" office:value="79.4543895806757" calcext:value-type="float">
            <text:p>79,4543895806757</text:p>
          </table:table-cell>
          <table:table-cell office:value-type="float" office:value="1.785" calcext:value-type="float">
            <text:p>1,78500E+00</text:p>
          </table:table-cell>
          <table:table-cell table:number-columns-repeated="2"/>
        </table:table-row>
        <table:table-row table:style-name="ro1">
          <table:table-cell office:value-type="float" office:value="1.79" calcext:value-type="float">
            <text:p>1,79000E+00</text:p>
          </table:table-cell>
          <table:table-cell office:value-type="float" office:value="160.176" calcext:value-type="float">
            <text:p>1,60176E+02</text:p>
          </table:table-cell>
          <table:table-cell office:value-type="float" office:value="0.0178034" calcext:value-type="float">
            <text:p>1,78034E-02</text:p>
          </table:table-cell>
          <table:table-cell table:formula="of:=[.B80]/[.C80]" office:value-type="float" office:value="8996.93317006864" calcext:value-type="float">
            <text:p>8996,93317006864</text:p>
          </table:table-cell>
          <table:table-cell table:formula="of:=20*LOG10([.D80])" office:value-type="float" office:value="79.081889890348" calcext:value-type="float">
            <text:p>79,081889890348</text:p>
          </table:table-cell>
          <table:table-cell office:value-type="float" office:value="1.79" calcext:value-type="float">
            <text:p>1,79000E+00</text:p>
          </table:table-cell>
          <table:table-cell table:number-columns-repeated="2"/>
        </table:table-row>
        <table:table-row table:style-name="ro1">
          <table:table-cell office:value-type="float" office:value="1.795" calcext:value-type="float">
            <text:p>1,79500E+00</text:p>
          </table:table-cell>
          <table:table-cell office:value-type="float" office:value="158.707" calcext:value-type="float">
            <text:p>1,58707E+02</text:p>
          </table:table-cell>
          <table:table-cell office:value-type="float" office:value="0.0185207" calcext:value-type="float">
            <text:p>1,85207E-02</text:p>
          </table:table-cell>
          <table:table-cell table:formula="of:=[.B81]/[.C81]" office:value-type="float" office:value="8569.16855194458" calcext:value-type="float">
            <text:p>8569,16855194458</text:p>
          </table:table-cell>
          <table:table-cell table:formula="of:=20*LOG10([.D81])" office:value-type="float" office:value="78.6587737060954" calcext:value-type="float">
            <text:p>78,6587737060954</text:p>
          </table:table-cell>
          <table:table-cell office:value-type="float" office:value="1.795" calcext:value-type="float">
            <text:p>1,79500E+00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,80000E+00</text:p>
          </table:table-cell>
          <table:table-cell office:value-type="float" office:value="156.902" calcext:value-type="float">
            <text:p>1,56902E+02</text:p>
          </table:table-cell>
          <table:table-cell office:value-type="float" office:value="0.019341" calcext:value-type="float">
            <text:p>1,93410E-02</text:p>
          </table:table-cell>
          <table:table-cell table:formula="of:=[.B82]/[.C82]" office:value-type="float" office:value="8112.40370198025" calcext:value-type="float">
            <text:p>8112,40370198025</text:p>
          </table:table-cell>
          <table:table-cell table:formula="of:=20*LOG10([.D82])" office:value-type="float" office:value="78.1829910912149" calcext:value-type="float">
            <text:p>78,1829910912149</text:p>
          </table:table-cell>
          <table:table-cell office:value-type="float" office:value="1.8" calcext:value-type="float">
            <text:p>1,80000E+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8T12:12:52.587000000</dc:date>
    <meta:editing-duration>PT9M48S</meta:editing-duration>
    <meta:editing-cycles>2</meta:editing-cycles>
    <meta:generator>LibreOffice/7.0.0.3$Windows_X86_64 LibreOffice_project/8061b3e9204bef6b321a21033174034a5e2ea88e</meta:generator>
    <meta:document-statistic meta:table-count="1" meta:cell-count="496" meta:object-count="0"/>
  </office:meta>
</office:document-meta>
</file>